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d477" officeooo:paragraph-rsid="0013d477"/>
    </style:style>
    <style:style style:name="P2" style:family="paragraph" style:parent-style-name="Text_20_body">
      <style:text-properties fo:font-weight="bold" officeooo:rsid="0013d477" officeooo:paragraph-rsid="0013d477" style:font-weight-asian="bold" style:font-weight-complex="bold"/>
    </style:style>
    <style:style style:name="P3" style:family="paragraph" style:parent-style-name="Text_20_body">
      <style:text-properties fo:font-weight="bold" officeooo:rsid="001886cc" officeooo:paragraph-rsid="001886cc" style:font-weight-asian="bold" style:font-weight-complex="bold"/>
    </style:style>
    <style:style style:name="P4" style:family="paragraph" style:parent-style-name="Text_20_body">
      <style:text-properties fo:font-weight="bold" officeooo:rsid="0019cc6f" officeooo:paragraph-rsid="0019cc6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600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lex box tudo sobre essa funcionalidade</text:h>
      <text:p text:style-name="Text_20_body"><text:s/></text:p>
      <text:p text:style-name="P1">Flex box é uma funcionalide <text:s/>que roda no CSS que sua função é facilitar a distruibuição dos elementos em uma página sem ter um grande trabalho. </text:p>
      <text:p text:style-name="P1"><text:tab/>Mas é importante conhecer suas propriedades pois em vez de trazer solução pode trazer problemas para quem não está familiarizado com o seu comportamento.</text:p>
      <text:p text:style-name="P1"/>
      <text:p text:style-name="P2">Flex box </text:p>
      <text:p text:style-name="Text_20_body">O Flexbox é um módulo completo e não uma única propriedade; algumas delas devem ser declaradas no container (o elemento-pai, que chamamos de <text:span text:style-name="Emphasis">flex container</text:span>), enquanto outras devem ser declaradas nos elementos-filhos (os <text:span text:style-name="Emphasis">flex itens</text:span>).</text:p>
      <text:p text:style-name="Text_20_body">Se o leiaute "padrão" é baseado nas direções <text:span text:style-name="Source_20_Text">block</text:span> e <text:span text:style-name="Source_20_Text">inline</text:span>, o leiaute Flex é baseado em direções "flex flow". Veja abaixo um diagrama da especificação, explicando a ideia central por trás do leiaute Flex.</text:p>
      <text:p text:style-name="P3">Esse é o link com as instruções de funcionamento.</text:p>
      <text:p text:style-name="Text_20_body"><text:a xlink:type="simple" xlink:href="https://www.alura.com.br/artigos/css-guia-do-flexbox" text:style-name="Internet_20_link" text:visited-style-name="Visited_20_Internet_20_Link">https://www.alura.com.br/artigos/css-guia-do-flexbox</text:a></text:p>
      <text:p text:style-name="Text_20_body"/>
      <text:p text:style-name="Text_20_body"><text:a xlink:type="simple" xlink:href="https://flexboxfroggy.com/" text:style-name="Internet_20_link" text:visited-style-name="Visited_20_Internet_20_Link">https://flexboxfroggy.com/</text:a></text:p>
      <text:p text:style-name="P4">Dica: <text:span text:style-name="T1">Quando colocamos um display flex no elemento pai ele passa a se chamar um flex container </text:span><text:span text:style-name="T2">que possuirá o que chamamos de flex-item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2:00:26.583528255</meta:creation-date>
    <dc:date>2022-03-27T20:29:13.399888652</dc:date>
    <meta:editing-duration>PT8H18M43S</meta:editing-duration>
    <meta:editing-cycles>6</meta:editing-cycles>
    <meta:generator>LibreOffice/7.2.5.2$Linux_X86_64 LibreOffice_project/499f9727c189e6ef3471021d6132d4c694f357e5</meta:generator>
    <meta:document-statistic meta:table-count="0" meta:image-count="0" meta:object-count="0" meta:page-count="1" meta:paragraph-count="11" meta:word-count="163" meta:character-count="1048" meta:non-whitespace-character-count="890"/>
  </office:meta>
</office:document-meta>
</file>